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2f94" officeooo:paragraph-rsid="00072f94" style:font-size-asian="18pt" style:font-weight-asian="bold" style:font-size-complex="18pt" style:font-weight-complex="bold"/>
    </style:style>
    <style:style style:name="P2" style:family="paragraph" style:parent-style-name="Standard" style:list-style-name="L4">
      <style:paragraph-properties fo:text-align="start" style:justify-single-word="false"/>
      <style:text-properties fo:font-size="14pt" fo:font-weight="normal" officeooo:rsid="00072f94" officeooo:paragraph-rsid="00072f94" style:font-size-asian="12.25pt" style:font-weight-asian="normal" style:font-size-complex="14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4pt" fo:font-weight="normal" officeooo:rsid="0008f476" officeooo:paragraph-rsid="0008f476" style:font-size-asian="12.25pt" style:font-weight-asian="normal" style:font-size-complex="14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4pt" fo:font-weight="normal" officeooo:rsid="00099c1c" officeooo:paragraph-rsid="00099c1c" style:font-size-asian="12.25pt" style:font-weight-asian="normal" style:font-size-complex="14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4pt" fo:font-weight="normal" officeooo:rsid="000b8f7f" officeooo:paragraph-rsid="000b8f7f" style:font-size-asian="12.25pt" style:font-weight-asian="normal" style:font-size-complex="14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4pt" fo:font-weight="normal" officeooo:rsid="000e516b" officeooo:paragraph-rsid="000e516b" style:font-size-asian="12.25pt" style:font-weight-asian="normal" style:font-size-complex="14pt" style:font-weight-complex="normal"/>
    </style:style>
    <style:style style:name="T1" style:family="text">
      <style:text-properties officeooo:rsid="00099c1c"/>
    </style:style>
    <style:style style:name="T2" style:family="text">
      <style:text-properties officeooo:rsid="000c8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feT Smart Watch Algorithm</text:p>
      <text:list xml:id="list6058190272358357549" text:style-name="L4">
        <text:list-item>
          <text:p text:style-name="P2">open safeT app on watch and mobile.</text:p>
        </text:list-item>
        <text:list-item>
          <text:p text:style-name="P2">Fill sign up form on first screen. <text:span text:style-name="T1">You can also connect with social media account, which will help select contacts form friend list.</text:span></text:p>
        </text:list-item>
        <text:list-item>
          <text:p text:style-name="P2">Connect smart watch with mobile device.</text:p>
        </text:list-item>
        <text:list-item>
          <text:p text:style-name="P2">Check bluetooth is switch on or not on smart watch. If off then on bluetooth and connect watch with mobile bluetooth.</text:p>
        </text:list-item>
        <text:list-item>
          <text:p text:style-name="P2">Check GPS is switch on or not on Watch.</text:p>
        </text:list-item>
        <text:list-item>
          <text:p text:style-name="P3">Add emergency contact details. Contacts are encrypted and store over server database.</text:p>
        </text:list-item>
        <text:list-item>
          <text:p text:style-name="P3">Check contacts on watch.</text:p>
        </text:list-item>
        <text:list-item>
          <text:p text:style-name="P3">After user configuration smart watch is at stable state.</text:p>
        </text:list-item>
        <text:list-item>
          <text:p text:style-name="P3">If sudden crash activity happen<text:span text:style-name="T1">s</text:span>, ie. StableState = false;</text:p>
          <text:p text:style-name="P3">then generate crash report and <text:span text:style-name="T1">send request to server in encrypted format. </text:span></text:p>
        </text:list-item>
        <text:list-item>
          <text:p text:style-name="P5">Heart rate sensors will detect incresing heart beat and motion sensor will collect sudden <text:span text:style-name="T2">accelaration in movement.</text:span></text:p>
        </text:list-item>
        <text:list-item>
          <text:p text:style-name="P4">Mobile will get crash signal from watch. Mobile will send geolocation to contacts which added .</text:p>
        </text:list-item>
        <text:list-item>
          <text:p text:style-name="P4">Contacts which are added in application will get push notification about incedent along with user location.</text:p>
        </text:list-item>
        <text:list-item>
          <text:p text:style-name="P4">If internet is not available then text message will send along with google map geolocation link abd some text.</text:p>
        </text:list-item>
        <text:list-item>
          <text:p text:style-name="P4">Application will send activity record on server.</text:p>
        </text:list-item>
        <text:list-item>
          <text:p text:style-name="P6">Server will collect continuous motion and sudden change in mo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56:33.047567494</meta:creation-date>
    <dc:date>2018-10-24T16:41:28.814649559</dc:date>
    <meta:editing-duration>PT3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6" meta:character-count="1264" meta:non-whitespace-character-count="1079"/>
  </office:meta>
</office:document-meta>
</file>